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center" fo:margin-bottom="8.00pt"/>
    </style:style>
    <style:style style:name="P2" style:family="paragraph">
      <style:paragraph-properties fo:line-height="105.00%" fo:text-align="left" fo:margin-bottom="8.00pt"/>
    </style:style>
  </office:automatic-styles>
  <office:body>
    <office:text>
      <text:p text:style-name="P1"><text:span text:style-name="T1">INSTAGRAM USER ANALYTICS</text:span></text:p>
      <text:p text:style-name="P2"><text:span text:style-name="T2"><text:s/></text:span></text:p>
      <text:p text:style-name="P2"><text:span text:style-name="T2">This project involves in analyzing the user interactions and engagement with the Instagram app in order to provide valuable insights,it involves in tracking how users engage with a digital product, such as a software application or a mobile app </text:span></text:p>
      <text:p text:style-name="P2"><text:span text:style-name="T2">So here i need to perform some tasks ,i am using 'MYSQL workbench' to execute the queries for below mentioned tasks,MYSQL workbench is easy to use for me it is very comfortable</text:span></text:p>
      <text:p text:style-name="P2"><text:span text:style-name="T2"><text:s/></text:span></text:p>
      <text:p text:style-name="P2"><text:span text:style-name="T2"><text:s/></text:span></text:p>
      <text:p text:style-name="P2"><text:span text:style-name="T3">A)Marketing Analysis</text:span></text:p>
      <text:p text:style-name="P2"><text:span text:style-name="T3"><text:s/></text:span></text:p>
      <text:p text:style-name="P2"><text:span text:style-name="T3">1)Identify the five oldest users on Instagram from the provided database</text:span></text:p>
      <text:p text:style-name="P2"><text:span text:style-name="T4"><text:s/></text:span></text:p>
      <text:p text:style-name="P2"><text:span text:style-name="T4">Here in this first task we need to find the top 5 users who are using the instagram from very long,in order to achieve this i have considered the 'users' table and selected the username and account creation date from the user table and ordered by creation date and set it to limit 5 to obtain 5 oldest users(you can find the snapshot below)</text:span></text:p>
      <text:p text:style-name="P2"><text:span text:style-name="T4"><text:s/></text:span></text:p>
      <text:p text:style-name="P2"><text:span text:style-name="T4"><text:s text:c="7"/>Query: select username,created_at</text:span></text:p>
      <text:p text:style-name="P2"><text:span text:style-name="T4"><text:s text:c="19"/>from users</text:span></text:p>
      <text:p text:style-name="P2"><text:span text:style-name="T4"><text:s text:c="19"/>order by created_at limit 5;</text:span></text:p>
      <text:p text:style-name="P2"><text:span text:style-name="T4"><text:s/></text:span></text:p>
      <text:p text:style-name="P2"><text:span text:style-name="T4"><text:s/></text:span><draw:frame text:anchor-type="as-char" svg:width="139.70mm" svg:height="70.38mm" style:rel-width="scale" style:rel-height="scale"><draw:object-ole xlink:href="OleObj1"/><draw:image xlink:href="ObjectReplacements/OleObj1"/></draw:frame><text:span text:style-name="T4"/></text:p>
      <text:p text:style-name="P2"><text:span text:style-name="T5">2) Identify users who have never posted a single photo on Instagram</text:span></text:p>
      <text:p text:style-name="P2"><text:span text:style-name="T6"><text:s/></text:span></text:p>
      <text:p text:style-name="P2"><text:span text:style-name="T6">Here we have to consider two tables that are users table and photos table in order to find the user who have never posted a single photo,so need to use left join to join users table and providing a condition that is image_url is null that means who have not posted a single photo(i have attached the snapshot of the query and output)</text:span></text:p>
      <text:p text:style-name="P2"><text:span text:style-name="T6"><text:s text:c="4"/></text:span></text:p>
      <text:p text:style-name="P2"><text:span text:style-name="T6"><text:s text:c="6"/>Query :select * from users</text:span></text:p>
      <text:p text:style-name="P2"><text:span text:style-name="T6"><text:s text:c="18"/>left join photos on photos.user_id=users.id</text:span></text:p>
      <text:p text:style-name="P2"><text:span text:style-name="T6"><text:s text:c="18"/>where photos.image_url is null</text:span></text:p>
      <text:p text:style-name="P2"><text:span text:style-name="T6"><text:s text:c="18"/>order by users.username;</text:span></text:p>
      <text:p text:style-name="P2"><text:span text:style-name="T6"><text:s/></text:span><draw:frame text:anchor-type="as-char" svg:width="127.00mm" svg:height="71.44mm" style:rel-width="scale" style:rel-height="scale"><draw:object-ole xlink:href="OleObj2"/><draw:image xlink:href="ObjectReplacements/OleObj2"/></draw:frame><text:span text:style-name="T6"/></text:p>
      <text:p text:style-name="P2"><text:span text:style-name="T6"><text:s/></text:span></text:p>
      <text:p text:style-name="P2"><text:span text:style-name="T7"><text:s/>3) Determine the winner of the contest and provide their details to the team</text:span></text:p>
      <text:p text:style-name="P2"><text:span text:style-name="T8">Here i have considered users table,photos table,and likes table and performed joins</text:span></text:p>
      <text:p text:style-name="P2"><text:span text:style-name="T8">firstly need to select the likes table for photos_id,and username from users table and count of the likes by users_id and renamed as mostlikes, performed inner joinning photos on photo_id and photos.id and inner joinning users on photos on users_id and users.id then grouping by photo_id on likes table and username on users table then order by mostlikes in desc order finally we need one use with most likes that is winner of the contest so set the limit to 1</text:span></text:p>
      <text:p text:style-name="P2"><text:span text:style-name="T8"><text:s/></text:span></text:p>
      <text:p text:style-name="P2"><text:span text:style-name="T8"><text:s text:c="11"/>Query: select likes.photo_id,users.username,count(likes.user_id) as mostlikes</text:span></text:p>
      <text:p text:style-name="P2"><text:span text:style-name="T8"><text:s text:c="23"/>from likes inner join photos on likes.photo_id=photos.id</text:span></text:p>
      <text:p text:style-name="P2"><text:span text:style-name="T8"><text:s text:c="23"/>inner join users on photos.user_id=users.id </text:span></text:p>
      <text:p text:style-name="P2"><text:span text:style-name="T8"><text:s text:c="23"/>group by likes.photo_id,users.username</text:span></text:p>
      <text:p text:style-name="P2"><text:span text:style-name="T8"><text:s text:c="22"/>order by mostlikes desc limit 1;</text:span></text:p>
      <text:p text:style-name="P2"><text:span text:style-name="T8"><text:s/></text:span></text:p>
      <text:p text:style-name="P2"><text:span text:style-name="T8"><text:s/></text:span><draw:frame text:anchor-type="as-char" svg:width="139.70mm" svg:height="78.58mm" style:rel-width="scale" style:rel-height="scale"><draw:object-ole xlink:href="OleObj3"/><draw:image xlink:href="ObjectReplacements/OleObj3"/></draw:frame><text:span text:style-name="T9"/></text:p>
      <text:p text:style-name="P2"><text:span text:style-name="T10">4) Identify and suggest the top five most commonly used hashtags on the platform</text:span></text:p>
      <text:p text:style-name="P2"><text:span text:style-name="T11"><text:s/>Here i have considered tags table and photo_tags table,i have selected the tag_name<text:s text:c="5"/>from tags table and counted photo_id from photo_tags used as hashtag performed inner joining the tags with tags.id from tags and tag_id from photo_tags and grouped by tag_name from tags table and ordered by hashtag since i want only 5 top hashtags so set the limit to 5</text:span></text:p>
      <text:p text:style-name="P2"><text:span text:style-name="T11"><text:s/></text:span></text:p>
      <text:p text:style-name="P2"><text:span text:style-name="T11"><text:s text:c="10"/>Query: select tags.tag_name,count(photo_tags.photo_id) as hashtag</text:span></text:p>
      <text:p text:style-name="P2"><text:span text:style-name="T11"><text:s text:c="22"/>from photo_tags</text:span></text:p>
      <text:p text:style-name="P2"><text:span text:style-name="T11"><text:s text:c="22"/>inner join tags on tags.id=photo_tags.tag_id</text:span></text:p>
      <text:p text:style-name="P2"><text:span text:style-name="T11"><text:s text:c="22"/>group by tags.tag_name</text:span></text:p>
      <text:p text:style-name="P2"><text:span text:style-name="T11"><text:s text:c="22"/>order by hashtag desc limit 5;</text:span></text:p>
      <text:p text:style-name="P2"><text:span text:style-name="T11"><text:s/></text:span></text:p>
      <text:p text:style-name="P2"><text:span text:style-name="T11"><text:s/></text:span></text:p>
      <text:p text:style-name="P2"><text:span text:style-name="T11"><text:s/></text:span><draw:frame text:anchor-type="as-char" svg:width="139.70mm" svg:height="78.58mm" style:rel-width="scale" style:rel-height="scale"><draw:object-ole xlink:href="OleObj4"/><draw:image xlink:href="ObjectReplacements/OleObj4"/></draw:frame><text:span text:style-name="T12"/></text:p>
      <text:p text:style-name="P2"><text:span text:style-name="T13">5) Determine the day of the week when most users register on Instagram. Provide insights on when to schedule an ad campaign</text:span></text:p>
      <text:p text:style-name="P2"><text:span text:style-name="T14"><text:s/></text:span></text:p>
      <text:p text:style-name="P2"><text:span text:style-name="T14">Here i have considered the users table to retrieve the data ,selected created_at table for the date of registration as used DAYNAME in order to convert the date format into days of the week and made the count of username how many of them registered on that perticular day,grouped by DAY and ordered by count of username so the most users registered on 'Thursday' and Sunday</text:span></text:p>
      <text:p text:style-name="P2"><text:span text:style-name="T14"><text:s text:c="12"/>Query:select<text:s text:c="2"/>DAYNAME(created_at) as DAY, count(username)<text:s text:c="2"/></text:span></text:p>
      <text:p text:style-name="P2"><text:span text:style-name="T14"><text:s text:c="23"/>from users</text:span></text:p>
      <text:p text:style-name="P2"><text:span text:style-name="T14"><text:s text:c="23"/>group by DAYNAME(created_at)</text:span></text:p>
      <text:p text:style-name="P2"><text:span text:style-name="T14"><text:s text:c="23"/>order by count(username) desc;</text:span></text:p>
      <text:p text:style-name="P2"><text:span text:style-name="T14"><text:s/></text:span><draw:frame text:anchor-type="as-char" svg:width="139.70mm" svg:height="78.58mm" style:rel-width="scale" style:rel-height="scale"><draw:object-ole xlink:href="OleObj5"/><draw:image xlink:href="ObjectReplacements/OleObj5"/></draw:frame><text:span text:style-name="T15"/></text:p>
      <text:p text:style-name="P2"><text:span text:style-name="T15"/></text:p>
      <text:p text:style-name="P2"><text:span text:style-name="T16">B) Investor Metrics:</text:span></text:p>
      <text:p text:style-name="P2"><text:span text:style-name="T16"><text:s/>1)<text:s text:c="2"/>Calculate the average number of posts per user on Instagram. Also, provide the total number of photos on Instagram divided by the total number of users</text:span></text:p>
      <text:p text:style-name="P2"><text:span text:style-name="T17"><text:s/>In this query i have considered the photos table and users table,by using subquery selected the user_id from users table and count of photo_id from users,left joining the photos on user_id of photos table,grouped by user_id,by summing the photoid and counting the userid we can can total number of photos and total number of users on the platform,by dividing the sum of photoid and count of userid we can get the average post per user.</text:span></text:p>
      <text:p text:style-name="P2"><text:span text:style-name="T17"><text:s/></text:span></text:p>
      <text:p text:style-name="P2"><text:span text:style-name="T17"><text:s text:c="21"/>Query: with base as(</text:span></text:p>
      <text:p text:style-name="P2"><text:span text:style-name="T17"><text:s text:c="33"/>select u.id as userid,count(p.id) as photoid </text:span></text:p>
      <text:p text:style-name="P2"><text:span text:style-name="T17"><text:s text:c="33"/>from users u </text:span></text:p>
      <text:p text:style-name="P2"><text:span text:style-name="T17"><text:s text:c="33"/>left join photos p on p.user_id=u.id </text:span></text:p>
      <text:p text:style-name="P2"><text:span text:style-name="T17"><text:s text:c="33"/>group by u.id)</text:span></text:p>
      <text:p text:style-name="P2"><text:span text:style-name="T17"><text:s text:c="18"/>select sum(photoid) as totalnoofphotos,count(userid) as totalnoofusers,<text:s text:c="31"/>sum(photoid)/count(userid) as postperusers</text:span></text:p>
      <text:p text:style-name="P2"><text:span text:style-name="T17"><text:s text:c="33"/>from base;</text:span></text:p>
      <text:p text:style-name="P2"><text:span text:style-name="T17"><text:s/></text:span></text:p>
      <text:p text:style-name="P2"><text:span text:style-name="T17"><text:s/></text:span></text:p>
      <text:p text:style-name="P2"><text:span text:style-name="T17"><text:s/></text:span><draw:frame text:anchor-type="as-char" svg:width="139.70mm" svg:height="78.58mm" style:rel-width="scale" style:rel-height="scale"><draw:object-ole xlink:href="OleObj6"/><draw:image xlink:href="ObjectReplacements/OleObj6"/></draw:frame><text:span text:style-name="T17"/></text:p>
      <text:p text:style-name="P2"><text:span text:style-name="T17"><text:s/></text:span></text:p>
      <text:p text:style-name="P2"><text:span text:style-name="T17"><text:s/></text:span></text:p>
      <text:p text:style-name="P2"><text:span text:style-name="T18">2) Identify users (potential bots) who have liked every single photo on the site, as this is not typically possible for a normal user</text:span></text:p>
      <text:p text:style-name="P2"><text:span text:style-name="T19">Here i have considered users table and like table ,i have used subqueries to perform the task, selected username from the users table and counted the number of likes by photo_id from likes table performed inner join on user_id,grouped by username.in subquery considered usename and likess from the base and given the considtion as count all the likes from photos ,order by username.</text:span></text:p>
      <text:p text:style-name="P2"><text:span text:style-name="T19"><text:s text:c="44"/>Query:with base as(</text:span></text:p>
      <text:p text:style-name="P2"><text:span text:style-name="T19"><text:s text:c="43"/>select u.username,count(l.photo_id) as likess </text:span></text:p>
      <text:p text:style-name="P2"><text:span text:style-name="T19"><text:s text:c="43"/>from likes l </text:span></text:p>
      <text:p text:style-name="P2"><text:span text:style-name="T19"><text:s text:c="43"/>inner join users u on u.id=l.user_id </text:span></text:p>
      <text:p text:style-name="P2"><text:span text:style-name="T19"><text:s text:c="43"/>group by u.username)</text:span></text:p>
      <text:p text:style-name="P2"><text:span text:style-name="T19"><text:s text:c="43"/>select username,likess </text:span></text:p>
      <text:p text:style-name="P2"><text:span text:style-name="T19"><text:s text:c="43"/>from base </text:span></text:p>
      <text:p text:style-name="P2"><text:span text:style-name="T19"><text:s text:c="42"/>where likess=(select count(*) from photos) order by username;</text:span></text:p>
      <text:p text:style-name="P2"><text:span text:style-name="T19"><text:s/></text:span><draw:frame text:anchor-type="as-char" svg:width="139.70mm" svg:height="78.58mm" style:rel-width="scale" style:rel-height="scale"><draw:object-ole xlink:href="OleObj7"/><draw:image xlink:href="ObjectReplacements/OleObj7"/></draw:frame><text:span text:style-name="T19"/></text:p>
      <text:p text:style-name="P2"><text:span text:style-name="T19"><text:s/></text:span></text:p>
      <text:p text:style-name="P2"><text:span text:style-name="T19">Finally i have executed all the tasks</text:span></text:p>
      <text:p text:style-name="P2"><text:span text:style-name="T19">By doing this project i got to know that how to analyze the data and perform the tasks in SQL and i have used all most all SQL concepts such as DDL,DML,joins,subqueries,windows functions,aliasing ,this project gave me confidence so that i can do such projects in my future,the project description was so clear and understandable becuase of that i could perform the project without any hassl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